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5T01:20:10</dc:date>
    <meta:editing-duration>PT15H48M50S</meta:editing-duration>
    <meta:editing-cycles>32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208" meta:character-count="2485" meta:non-whitespace-character-count="2089"/>
  </office:meta>
</office:document-meta>
</file>